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da6" officeooo:paragraph-rsid="000ceda6"/>
    </style:style>
    <style:style style:name="P2" style:family="paragraph" style:parent-style-name="Standard">
      <style:text-properties officeooo:rsid="000ceda6" officeooo:paragraph-rsid="000e58b8"/>
    </style:style>
    <style:style style:name="P3" style:family="paragraph" style:parent-style-name="Standard">
      <style:text-properties officeooo:rsid="000e6f62" officeooo:paragraph-rsid="000e6f62"/>
    </style:style>
    <style:style style:name="P4" style:family="paragraph" style:parent-style-name="Standard">
      <style:text-properties style:text-underline-style="solid" style:text-underline-width="auto" style:text-underline-color="font-color" officeooo:rsid="000f7e6c" officeooo:paragraph-rsid="000f7e6c"/>
    </style:style>
    <style:style style:name="P5" style:family="paragraph" style:parent-style-name="Standard">
      <style:text-properties style:text-underline-style="solid" style:text-underline-width="auto" style:text-underline-color="font-color" officeooo:rsid="00127205" officeooo:paragraph-rsid="00127205"/>
    </style:style>
    <style:style style:name="P6" style:family="paragraph" style:parent-style-name="Standard">
      <style:text-properties style:text-underline-style="none" officeooo:rsid="000f7e6c" officeooo:paragraph-rsid="000f7e6c"/>
    </style:style>
    <style:style style:name="P7" style:family="paragraph" style:parent-style-name="Standard">
      <style:text-properties style:text-underline-style="none" officeooo:rsid="00127205" officeooo:paragraph-rsid="00127205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10" style:family="paragraph" style:parent-style-name="Standard">
      <style:text-properties fo:color="#6a9955" style:font-name="Droid Sans Mono" fo:font-size="10.5pt" fo:font-weight="normal" officeooo:rsid="000ceda6" officeooo:paragraph-rsid="000ceda6" fo:background-color="#1e1e1e"/>
    </style:style>
    <style:style style:name="P11" style:family="paragraph" style:parent-style-name="Standard">
      <style:text-properties fo:color="#6a9955" style:font-name="Droid Sans Mono" fo:font-size="10.5pt" style:text-underline-style="none" fo:font-weight="normal" officeooo:rsid="00127205" officeooo:paragraph-rsid="00127205" fo:background-color="#1e1e1e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text-properties officeooo:rsid="000e58b8" officeooo:paragraph-rsid="000e58b8"/>
    </style:style>
    <style:style style:name="P14" style:family="paragraph" style:parent-style-name="Standard">
      <style:text-properties officeooo:rsid="0013e7e3" officeooo:paragraph-rsid="0013e7e3"/>
    </style:style>
    <style:style style:name="T1" style:family="text">
      <style:text-properties fo:font-weight="bold" officeooo:rsid="000e6f62" style:font-weight-asian="bold" style:font-weight-complex="bold"/>
    </style:style>
    <style:style style:name="T2" style:family="text">
      <style:text-properties fo:color="#c586c0"/>
    </style:style>
    <style:style style:name="T3" style:family="text">
      <style:text-properties fo:color="#ce9178"/>
    </style:style>
    <style:style style:name="T4" style:family="text">
      <style:text-properties fo:color="#569cd6"/>
    </style:style>
    <style:style style:name="T5" style:family="text">
      <style:text-properties fo:color="#dcdcaa"/>
    </style:style>
    <style:style style:name="T6" style:family="text">
      <style:text-properties fo:color="#9cdcfe"/>
    </style:style>
    <style:style style:name="T7" style:family="text">
      <style:text-properties fo:color="#b5cea8"/>
    </style:style>
    <style:style style:name="T8" style:family="text">
      <style:text-properties fo:color="#d7ba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PARALLEL AND DISTRIBUTED COMPUTING</text:p>
      <text:p text:style-name="P13">L – 19,20 </text:p>
      <text:p text:style-name="P13">DATE: 18.7.19</text:p>
      <text:p text:style-name="P14">FACULTY : PROF. GAYATHRI R.</text:p>
      <text:p text:style-name="P3">DHRUBANKA DUTTA, 17BCE1019</text:p>
      <text:p text:style-name="P3"/>
      <text:p text:style-name="P3"/>
      <text:p text:style-name="P2"><text:span text:style-name="T1">EXERCISES: </text:span><text:s/></text:p>
      <text:p text:style-name="P1"/>
      <text:p text:style-name="P1">1. Find the sum of ‘n’ integers using the omp barrier.</text:p>
      <text:p text:style-name="P1"/>
      <text:p text:style-name="P4">CODE: </text:p>
      <text:p text:style-name="P1"/>
      <text:p text:style-name="P10">/*Exercise - Find the sum of 'n' integers using the omp barrier*/</text:p>
      <text:p text:style-name="P12"/>
      <text:p text:style-name="P8"><text:span text:style-name="T2">#include</text:span><text:span text:style-name="T3">&lt;stdio.h&gt;</text:span></text:p>
      <text:p text:style-name="P8"><text:span text:style-name="T2">#include</text:span><text:span text:style-name="T3">&lt;omp.h&gt;</text:span></text:p>
      <text:p text:style-name="P12"/>
      <text:p text:style-name="P8"><text:span text:style-name="T4">int</text:span> <text:span text:style-name="T5">cum_sum</text:span> (<text:span text:style-name="T4">int</text:span> <text:span text:style-name="T6">i</text:span>, <text:span text:style-name="T4">int</text:span> <text:span text:style-name="T6">k</text:span>) {</text:p>
      <text:p text:style-name="P8"><text:span text:style-name="T4">int</text:span> indi_sum = <text:span text:style-name="T7">0</text:span>;</text:p>
      <text:p text:style-name="P8"><text:span text:style-name="T2">for</text:span> (<text:span text:style-name="T4">int</text:span> j=i;j&lt;=k;j++)</text:p>
      <text:p text:style-name="P8">indi_sum+=j;</text:p>
      <text:p text:style-name="P8"><text:span text:style-name="T2">return</text:span> indi_sum;</text:p>
      <text:p text:style-name="P8">}</text:p>
      <text:p text:style-name="P8"><text:span text:style-name="T4">int</text:span> <text:span text:style-name="T5">main</text:span> () {</text:p>
      <text:p text:style-name="P8"><text:span text:style-name="T4">int</text:span> sum = <text:span text:style-name="T7">0</text:span>, n, sum1, sum2, sum3, sum4;</text:p>
      <text:p text:style-name="P8"><text:span text:style-name="T5">printf</text:span>(<text:span text:style-name="T3">"Enter the number: "</text:span>);</text:p>
      <text:p text:style-name="P8"><text:span text:style-name="T5">scanf</text:span>(<text:span text:style-name="T3">"%d"</text:span>, &amp;n);</text:p>
      <text:p text:style-name="P8"><text:span text:style-name="T2">#pragma</text:span><text:span text:style-name="T4"> </text:span><text:span text:style-name="T6">omp</text:span><text:span text:style-name="T4"> </text:span><text:span text:style-name="T6">parallel</text:span><text:span text:style-name="T4"> </text:span><text:span text:style-name="T6">num_threads</text:span><text:span text:style-name="T4">(</text:span><text:span text:style-name="T7">4</text:span><text:span text:style-name="T4">) </text:span><text:span text:style-name="T6">shared</text:span><text:span text:style-name="T4">(</text:span><text:span text:style-name="T6">n</text:span><text:span text:style-name="T4">) </text:span><text:span text:style-name="T6">shared</text:span><text:span text:style-name="T4">(</text:span><text:span text:style-name="T6">sum</text:span><text:span text:style-name="T4">) </text:span><text:span text:style-name="T6">shared</text:span><text:span text:style-name="T4">(</text:span><text:span text:style-name="T6">sum1</text:span><text:span text:style-name="T4">) </text:span><text:span text:style-name="T6">shared</text:span><text:span text:style-name="T4">(</text:span><text:span text:style-name="T6">sum2</text:span><text:span text:style-name="T4">) </text:span><text:span text:style-name="T6">shared</text:span><text:span text:style-name="T4">(</text:span><text:span text:style-name="T6">sum3</text:span><text:span text:style-name="T4">) </text:span><text:span text:style-name="T6">shared</text:span><text:span text:style-name="T4">(</text:span><text:span text:style-name="T6">sum4</text:span><text:span text:style-name="T4">)</text:span></text:p>
      <text:p text:style-name="P8">{</text:p>
      <text:p text:style-name="P8"><text:span text:style-name="T2">if</text:span> (<text:span text:style-name="T5">omp_get_thread_num</text:span>() == <text:span text:style-name="T7">0</text:span>)</text:p>
      <text:p text:style-name="P8">sum1 = <text:span text:style-name="T5">cum_sum</text:span>(<text:span text:style-name="T7">1</text:span>,n/<text:span text:style-name="T7">4</text:span>);</text:p>
      <text:p text:style-name="P8"><text:span text:style-name="T2">else</text:span> <text:span text:style-name="T2">if</text:span> (<text:span text:style-name="T5">omp_get_thread_num</text:span>() == <text:span text:style-name="T7">1</text:span>)</text:p>
      <text:p text:style-name="P8">sum2 = <text:span text:style-name="T5">cum_sum</text:span>(n/<text:span text:style-name="T7">4</text:span>+<text:span text:style-name="T7">1</text:span>, n/<text:span text:style-name="T7">2</text:span>);</text:p>
      <text:p text:style-name="P8"><text:span text:style-name="T2">else</text:span> <text:span text:style-name="T2">if</text:span> (<text:span text:style-name="T5">omp_get_thread_num</text:span>() == <text:span text:style-name="T7">2</text:span>)</text:p>
      <text:p text:style-name="P8">sum3 = <text:span text:style-name="T5">cum_sum</text:span>(n/<text:span text:style-name="T7">2</text:span>+<text:span text:style-name="T7">1</text:span>, <text:span text:style-name="T7">3</text:span>*n/<text:span text:style-name="T7">4</text:span>);</text:p>
      <text:p text:style-name="P8"><text:span text:style-name="T2">else</text:span> <text:span text:style-name="T2">if</text:span> (<text:span text:style-name="T5">omp_get_thread_num</text:span>() == <text:span text:style-name="T7">3</text:span>)</text:p>
      <text:p text:style-name="P8">sum4 = <text:span text:style-name="T5">cum_sum</text:span>(<text:span text:style-name="T7">3</text:span>*n/<text:span text:style-name="T7">4</text:span>+<text:span text:style-name="T7">1</text:span>, n);</text:p>
      <text:p text:style-name="P12"/>
      <text:p text:style-name="P8"><text:span text:style-name="T2">#pragma</text:span><text:span text:style-name="T4"> </text:span><text:span text:style-name="T6">omp</text:span><text:span text:style-name="T4"> </text:span><text:span text:style-name="T6">barrier</text:span><text:span text:style-name="T4"> </text:span></text:p>
      <text:p text:style-name="P8"><text:span text:style-name="T2">if</text:span> (<text:span text:style-name="T5">omp_get_thread_num</text:span>() == <text:span text:style-name="T7">0</text:span>) {</text:p>
      <text:p text:style-name="P8">sum = sum1+sum2+sum3+sum4;</text:p>
      <text:p text:style-name="P8"><text:span text:style-name="T5">printf</text:span>(<text:span text:style-name="T3">"The sum of the first n integers is %d</text:span><text:span text:style-name="T8">\n</text:span><text:span text:style-name="T3">"</text:span>, sum);</text:p>
      <text:p text:style-name="P8">}</text:p>
      <text:p text:style-name="P8">}</text:p>
      <text:p text:style-name="P8"><text:span text:style-name="T2">return</text:span> <text:span text:style-name="T7">0</text:span>;</text:p>
      <text:p text:style-name="P8">}</text:p>
      <text:p text:style-name="P1"><text:soft-page-break/></text:p>
      <text:p text:style-name="P1"/>
      <text:p text:style-name="P4">OUTPUT :</text:p>
      <text:p text:style-name="P4"/>
      <text:p text:style-name="P6">[dhrubanka@dhrubanka-pc 17BCE1019_LAB2_PDC_18JULY]$ gcc -fopenmp sum_of_n_integers.c &amp;&amp; ./a.out</text:p>
      <text:p text:style-name="P6">Enter the number: 10</text:p>
      <text:p text:style-name="P6">The sum of the first n integers is 55</text:p>
      <text:p text:style-name="P6">[dhrubanka@dhrubanka-pc 17BCE1019_LAB2_PDC_18JULY]$ gcc -fopenmp sum_of_n_integers.c &amp;&amp; ./a.out</text:p>
      <text:p text:style-name="P6">Enter the number: 4</text:p>
      <text:p text:style-name="P6">The sum of the first n integers is 10</text:p>
      <text:p text:style-name="P6">[dhrubanka@dhrubanka-pc 17BCE1019_LAB2_PDC_18JULY]$ gcc -fopenmp sum_of_n_integers.c &amp;&amp; ./a.out</text:p>
      <text:p text:style-name="P6">Enter the number: 5</text:p>
      <text:p text:style-name="P6">The sum of the first n integers is 15</text:p>
      <text:p text:style-name="P6">[dhrubanka@dhrubanka-pc 17BCE1019_LAB2_PDC_18JULY]$ gcc -fopenmp sum_of_n_integers.c &amp;&amp; ./a.out6</text:p>
      <text:p text:style-name="P6">bash: ./a.out6: No such file or directory</text:p>
      <text:p text:style-name="P6">[dhrubanka@dhrubanka-pc 17BCE1019_LAB2_PDC_18JULY]$ gcc -fopenmp sum_of_n_integers.c &amp;&amp; ./a.out</text:p>
      <text:p text:style-name="P6">Enter the number: 6</text:p>
      <text:p text:style-name="P6">The sum of the first n integers is 21</text:p>
      <text:p text:style-name="P6"/>
      <text:p text:style-name="P6"/>
      <text:p text:style-name="P6"/>
      <text:p text:style-name="P6"/>
      <text:p text:style-name="P1">2. Create 4 threads for performing the below matrix operations using omp barrier.</text:p>
      <text:p text:style-name="P1">i. Addition</text:p>
      <text:p text:style-name="P1">ii. Subtraction</text:p>
      <text:p text:style-name="P1">iii. Multiplication</text:p>
      <text:p text:style-name="P1">iv. Division</text:p>
      <text:p text:style-name="P1"/>
      <text:p text:style-name="P5">CODE: </text:p>
      <text:p text:style-name="P5"/>
      <text:p text:style-name="P11">/*</text:p>
      <text:p text:style-name="P9">2. Create 4 threads for performing the below matrix operations using omp barrier.</text:p>
      <text:p text:style-name="P9">i. Addition</text:p>
      <text:p text:style-name="P9">ii. Subtraction</text:p>
      <text:p text:style-name="P9">iii. Multiplication</text:p>
      <text:p text:style-name="P9">iv. Division</text:p>
      <text:p text:style-name="P9">*/</text:p>
      <text:p text:style-name="P12"/>
      <text:p text:style-name="P8"><text:span text:style-name="T2">#include</text:span><text:span text:style-name="T3">&lt;stdio.h&gt;</text:span></text:p>
      <text:p text:style-name="P8"><text:span text:style-name="T2">#include</text:span><text:span text:style-name="T3">&lt;omp.h&gt;</text:span></text:p>
      <text:p text:style-name="P12"/>
      <text:p text:style-name="P8"><text:span text:style-name="T4">int</text:span> <text:span text:style-name="T6">results1</text:span>[<text:span text:style-name="T7">3</text:span>][<text:span text:style-name="T7">3</text:span>], <text:span text:style-name="T6">results2</text:span>[<text:span text:style-name="T7">3</text:span>][<text:span text:style-name="T7">3</text:span>], <text:span text:style-name="T6">results3</text:span>[<text:span text:style-name="T7">3</text:span>][<text:span text:style-name="T7">3</text:span>], <text:span text:style-name="T6">results4</text:span>[<text:span text:style-name="T7">3</text:span>][<text:span text:style-name="T7">3</text:span>];</text:p>
      <text:p text:style-name="P12"><text:soft-page-break/></text:p>
      <text:p text:style-name="P8"><text:span text:style-name="T4">void</text:span> <text:span text:style-name="T5">addition</text:span>(<text:span text:style-name="T4">int</text:span> <text:span text:style-name="T6">a</text:span>[<text:span text:style-name="T7">3</text:span>][<text:span text:style-name="T7">3</text:span>], <text:span text:style-name="T4">int</text:span> <text:span text:style-name="T6">n</text:span>) {</text:p>
      <text:p text:style-name="P8"><text:span text:style-name="T2">for</text:span> (<text:span text:style-name="T4">int</text:span> i=<text:span text:style-name="T7">0</text:span>;i&lt;<text:span text:style-name="T7">3</text:span>;i++)</text:p>
      <text:p text:style-name="P8"><text:span text:style-name="T2">for</text:span> (<text:span text:style-name="T4">int</text:span> j=<text:span text:style-name="T7">0</text:span>;j&lt;<text:span text:style-name="T7">3</text:span>;j++)</text:p>
      <text:p text:style-name="P8"><text:span text:style-name="T6">results1</text:span>[i][j] = <text:span text:style-name="T6">a</text:span>[i][j]+n;</text:p>
      <text:p text:style-name="P8">}</text:p>
      <text:p text:style-name="P12"/>
      <text:p text:style-name="P8"><text:span text:style-name="T4">void</text:span> <text:span text:style-name="T5">subtraction</text:span>(<text:span text:style-name="T4">int</text:span> <text:span text:style-name="T6">a</text:span>[<text:span text:style-name="T7">3</text:span>][<text:span text:style-name="T7">3</text:span>], <text:span text:style-name="T4">int</text:span> <text:span text:style-name="T6">n</text:span>) {</text:p>
      <text:p text:style-name="P8"><text:span text:style-name="T2">for</text:span> (<text:span text:style-name="T4">int</text:span> i=<text:span text:style-name="T7">0</text:span>;i&lt;<text:span text:style-name="T7">3</text:span>;i++)</text:p>
      <text:p text:style-name="P8"><text:span text:style-name="T2">for</text:span> (<text:span text:style-name="T4">int</text:span> j=<text:span text:style-name="T7">0</text:span>;j&lt;<text:span text:style-name="T7">3</text:span>;j++)</text:p>
      <text:p text:style-name="P8"><text:span text:style-name="T6">results2</text:span>[i][j] = <text:span text:style-name="T6">a</text:span>[i][j]-n;</text:p>
      <text:p text:style-name="P8">}</text:p>
      <text:p text:style-name="P12"/>
      <text:p text:style-name="P8"><text:span text:style-name="T4">void</text:span> <text:span text:style-name="T5">multiplication</text:span>(<text:span text:style-name="T4">int</text:span> <text:span text:style-name="T6">a</text:span>[<text:span text:style-name="T7">3</text:span>][<text:span text:style-name="T7">3</text:span>], <text:span text:style-name="T4">int</text:span> <text:span text:style-name="T6">n</text:span>) {</text:p>
      <text:p text:style-name="P8"><text:span text:style-name="T2">for</text:span> (<text:span text:style-name="T4">int</text:span> i=<text:span text:style-name="T7">0</text:span>;i&lt;<text:span text:style-name="T7">3</text:span>;i++)</text:p>
      <text:p text:style-name="P8"><text:span text:style-name="T2">for</text:span> (<text:span text:style-name="T4">int</text:span> j=<text:span text:style-name="T7">0</text:span>;j&lt;<text:span text:style-name="T7">3</text:span>;j++)</text:p>
      <text:p text:style-name="P8"><text:span text:style-name="T6">results3</text:span>[i][j] = <text:span text:style-name="T6">a</text:span>[i][j]*n;</text:p>
      <text:p text:style-name="P8">}</text:p>
      <text:p text:style-name="P12"/>
      <text:p text:style-name="P8"><text:span text:style-name="T4">void</text:span> <text:span text:style-name="T5">division</text:span>(<text:span text:style-name="T4">int</text:span> <text:span text:style-name="T6">a</text:span>[<text:span text:style-name="T7">3</text:span>][<text:span text:style-name="T7">3</text:span>], <text:span text:style-name="T4">int</text:span> <text:span text:style-name="T6">n</text:span>) {</text:p>
      <text:p text:style-name="P8"><text:span text:style-name="T2">for</text:span> (<text:span text:style-name="T4">int</text:span> i=<text:span text:style-name="T7">0</text:span>;i&lt;<text:span text:style-name="T7">3</text:span>;i++)</text:p>
      <text:p text:style-name="P8"><text:span text:style-name="T2">for</text:span> (<text:span text:style-name="T4">int</text:span> j=<text:span text:style-name="T7">0</text:span>;j&lt;<text:span text:style-name="T7">3</text:span>;j++)</text:p>
      <text:p text:style-name="P8"><text:span text:style-name="T6">results4</text:span>[i][j] = <text:span text:style-name="T6">a</text:span>[i][j]/n;</text:p>
      <text:p text:style-name="P8">}</text:p>
      <text:p text:style-name="P12"/>
      <text:p text:style-name="P8"><text:span text:style-name="T4">void</text:span> <text:span text:style-name="T5">print_matrix</text:span> (<text:span text:style-name="T4">int</text:span> <text:span text:style-name="T6">a</text:span>[<text:span text:style-name="T7">3</text:span>][<text:span text:style-name="T7">3</text:span>]) {</text:p>
      <text:p text:style-name="P8"><text:span text:style-name="T2">for</text:span> (<text:span text:style-name="T4">int</text:span> i=<text:span text:style-name="T7">0</text:span>;i&lt;<text:span text:style-name="T7">3</text:span>;i++) {</text:p>
      <text:p text:style-name="P8"><text:span text:style-name="T2">for</text:span> (<text:span text:style-name="T4">int</text:span> j=<text:span text:style-name="T7">0</text:span>;j&lt;<text:span text:style-name="T7">3</text:span>;j++)</text:p>
      <text:p text:style-name="P8"><text:span text:style-name="T5">printf</text:span>(<text:span text:style-name="T3">"%d "</text:span>, <text:span text:style-name="T6">a</text:span>[i][j]);</text:p>
      <text:p text:style-name="P8"><text:span text:style-name="T5">printf</text:span>(<text:span text:style-name="T3">"</text:span><text:span text:style-name="T8">\n</text:span><text:span text:style-name="T3">"</text:span>);</text:p>
      <text:p text:style-name="P8">}</text:p>
      <text:p text:style-name="P12"/>
      <text:p text:style-name="P8">}</text:p>
      <text:p text:style-name="P8"><text:span text:style-name="T4">int</text:span> <text:span text:style-name="T5">main</text:span> () {</text:p>
      <text:p text:style-name="P8"><text:span text:style-name="T4">int</text:span> <text:span text:style-name="T6">a</text:span>[<text:span text:style-name="T7">3</text:span>][<text:span text:style-name="T7">3</text:span>] = {{<text:span text:style-name="T7">1</text:span>,<text:span text:style-name="T7">2</text:span>,<text:span text:style-name="T7">3</text:span>}, {<text:span text:style-name="T7">4</text:span>,<text:span text:style-name="T7">5</text:span>,<text:span text:style-name="T7">6</text:span>}, {<text:span text:style-name="T7">7</text:span>,<text:span text:style-name="T7">8</text:span>,<text:span text:style-name="T7">9</text:span>}}, n=<text:span text:style-name="T7">2</text:span>;</text:p>
      <text:p text:style-name="P8"><text:span text:style-name="T2">#pragma</text:span><text:span text:style-name="T4"> </text:span><text:span text:style-name="T6">omp</text:span><text:span text:style-name="T4"> </text:span><text:span text:style-name="T6">parallel</text:span><text:span text:style-name="T4"> </text:span><text:span text:style-name="T6">num_threads</text:span><text:span text:style-name="T4">(</text:span><text:span text:style-name="T7">4</text:span><text:span text:style-name="T4">) </text:span><text:span text:style-name="T6">shared</text:span><text:span text:style-name="T4">(</text:span><text:span text:style-name="T6">a</text:span><text:span text:style-name="T4">,</text:span><text:span text:style-name="T6">n</text:span><text:span text:style-name="T4">,</text:span><text:span text:style-name="T6">results1</text:span><text:span text:style-name="T4">,</text:span><text:span text:style-name="T6">results2</text:span><text:span text:style-name="T4">,</text:span><text:span text:style-name="T6">results3</text:span><text:span text:style-name="T4">,</text:span><text:span text:style-name="T6">results4</text:span><text:span text:style-name="T4">)</text:span></text:p>
      <text:p text:style-name="P8">{</text:p>
      <text:p text:style-name="P8"><text:span text:style-name="T2">if</text:span> (<text:span text:style-name="T5">omp_get_thread_num</text:span>() == <text:span text:style-name="T7">0</text:span>)</text:p>
      <text:p text:style-name="P8"><text:span text:style-name="T5">addition</text:span>(a,n);</text:p>
      <text:p text:style-name="P8"><text:span text:style-name="T2">else</text:span> <text:span text:style-name="T2">if</text:span> (<text:span text:style-name="T5">omp_get_thread_num</text:span>() == <text:span text:style-name="T7">1</text:span>)</text:p>
      <text:p text:style-name="P8"><text:span text:style-name="T5">subtraction</text:span>(a,n);</text:p>
      <text:p text:style-name="P8"><text:span text:style-name="T2">else</text:span> <text:span text:style-name="T2">if</text:span> (<text:span text:style-name="T5">omp_get_thread_num</text:span>() == <text:span text:style-name="T7">2</text:span>)</text:p>
      <text:p text:style-name="P8"><text:span text:style-name="T5">multiplication</text:span>(a,n);</text:p>
      <text:p text:style-name="P8"><text:span text:style-name="T2">else</text:span> <text:span text:style-name="T2">if</text:span> (<text:span text:style-name="T5">omp_get_thread_num</text:span>() == <text:span text:style-name="T7">3</text:span>)</text:p>
      <text:p text:style-name="P8"><text:span text:style-name="T5">division</text:span>(a,n);</text:p>
      <text:p text:style-name="P12"/>
      <text:p text:style-name="P8"><text:soft-page-break/><text:span text:style-name="T2">#pragma</text:span><text:span text:style-name="T4"> </text:span><text:span text:style-name="T6">omp</text:span><text:span text:style-name="T4"> </text:span><text:span text:style-name="T6">barrier</text:span></text:p>
      <text:p text:style-name="P8"><text:span text:style-name="T2">if</text:span> ( <text:span text:style-name="T5">omp_get_thread_num</text:span>() == <text:span text:style-name="T7">0</text:span> ) {</text:p>
      <text:p text:style-name="P8"><text:span text:style-name="T5">printf</text:span>(<text:span text:style-name="T3">"Matrix after addition: </text:span><text:span text:style-name="T8">\n</text:span><text:span text:style-name="T3">"</text:span>);</text:p>
      <text:p text:style-name="P8"><text:span text:style-name="T5">print_matrix</text:span>(results1);</text:p>
      <text:p text:style-name="P8">}</text:p>
      <text:p text:style-name="P8"><text:span text:style-name="T2">else</text:span> <text:span text:style-name="T2">if</text:span> ( <text:span text:style-name="T5">omp_get_thread_num</text:span>() == <text:span text:style-name="T7">1</text:span> ) {</text:p>
      <text:p text:style-name="P8"><text:span text:style-name="T5">printf</text:span>(<text:span text:style-name="T3">"Matrix after subtraction: </text:span><text:span text:style-name="T8">\n</text:span><text:span text:style-name="T3">"</text:span>);</text:p>
      <text:p text:style-name="P8"><text:span text:style-name="T5">print_matrix</text:span>(results2);</text:p>
      <text:p text:style-name="P8">}</text:p>
      <text:p text:style-name="P8"><text:span text:style-name="T2">else</text:span> <text:span text:style-name="T2">if</text:span> ( <text:span text:style-name="T5">omp_get_thread_num</text:span>() == <text:span text:style-name="T7">2</text:span> ) {</text:p>
      <text:p text:style-name="P8"><text:span text:style-name="T5">printf</text:span>(<text:span text:style-name="T3">"Matrix after multiplication: </text:span><text:span text:style-name="T8">\n</text:span><text:span text:style-name="T3">"</text:span>);</text:p>
      <text:p text:style-name="P8"><text:span text:style-name="T5">print_matrix</text:span>(results3);</text:p>
      <text:p text:style-name="P8">}</text:p>
      <text:p text:style-name="P8"><text:span text:style-name="T2">else</text:span> <text:span text:style-name="T2">if</text:span> ( <text:span text:style-name="T5">omp_get_thread_num</text:span>() == <text:span text:style-name="T7">3</text:span> ) {</text:p>
      <text:p text:style-name="P8"><text:span text:style-name="T5">printf</text:span>(<text:span text:style-name="T3">"Matrix after division: </text:span><text:span text:style-name="T8">\n</text:span><text:span text:style-name="T3">"</text:span>);</text:p>
      <text:p text:style-name="P8"><text:span text:style-name="T5">print_matrix</text:span>(results4);</text:p>
      <text:p text:style-name="P8">}</text:p>
      <text:p text:style-name="P8">}</text:p>
      <text:p text:style-name="P12"/>
      <text:p text:style-name="P8"><text:span text:style-name="T2">return</text:span> <text:span text:style-name="T7">0</text:span>;</text:p>
      <text:p text:style-name="P8">}</text:p>
      <text:p text:style-name="P7"/>
      <text:p text:style-name="P7"/>
      <text:p text:style-name="P5">OUTPUT: <text:line-break/></text:p>
      <text:p text:style-name="P7">[dhrubanka@dhrubanka-pc 17BCE1019_LAB2_PDC_18JULY]$ gcc -fopenmp matrix_ops.c &amp;&amp; ./a.out</text:p>
      <text:p text:style-name="P7">Matrix after addition: </text:p>
      <text:p text:style-name="P7">3 4 5 </text:p>
      <text:p text:style-name="P7">6 7 8 </text:p>
      <text:p text:style-name="P7">9 10 11 </text:p>
      <text:p text:style-name="P7">Matrix after subtraction: </text:p>
      <text:p text:style-name="P7">-1 0 1 </text:p>
      <text:p text:style-name="P7">2 3 4 </text:p>
      <text:p text:style-name="P7">5 6 7 </text:p>
      <text:p text:style-name="P7">Matrix after division: </text:p>
      <text:p text:style-name="P7">0 1 1 </text:p>
      <text:p text:style-name="P7">2 2 3 </text:p>
      <text:p text:style-name="P7">3 4 4 </text:p>
      <text:p text:style-name="P7">Matrix after multiplication: </text:p>
      <text:p text:style-name="P7">2 4 6 </text:p>
      <text:p text:style-name="P7">8 10 12 </text:p>
      <text:p text:style-name="P7">14 16 18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08:37:03.730849580</meta:creation-date>
    <dc:date>2019-07-27T08:55:53.801176437</dc:date>
    <meta:editing-duration>PT2H21M45S</meta:editing-duration>
    <meta:editing-cycles>8</meta:editing-cycles>
    <meta:generator>LibreOffice/6.2.5.2$Linux_X86_64 LibreOffice_project/20$Build-2</meta:generator>
    <meta:document-statistic meta:table-count="0" meta:image-count="0" meta:object-count="0" meta:page-count="4" meta:paragraph-count="147" meta:word-count="539" meta:character-count="3698" meta:non-whitespace-character-count="3281"/>
  </office:meta>
</office:document-meta>
</file>